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Parts.encod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Parts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Parts.getEntr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art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Parts.failure( String reason ,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arts.FileParts( String 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ileParts.strip( String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Parts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arts.equals( Object 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eParts.decod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Parts.getWork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arts.FileParts( Session session , String path , String entry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Parts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